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15" draw:id="id15" draw:layer="layout" svg:width="3.81cm" svg:height="3.59cm" svg:x="2.397cm" svg:y="3.205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" draw:id="id8" draw:layer="layout" svg:width="6.858cm" svg:height="2.862cm" svg:x="7.483cm" svg:y="11.343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6.461cm" svg:y="4.13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9" draw:id="id9" draw:layer="layout" svg:width="5.08cm" svg:height="2.077cm" svg:x="9.642cm" svg:y="15.308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8" draw:start-glue-point="6" draw:end-shape="id9" draw:end-glue-point="4" svg:d="m10912 14205v552h1270v551" svg:viewBox="0 0 1271 1104">
          <text:p/>
        </draw:connector>
        <draw:frame draw:style-name="gr6" draw:text-style-name="P6" draw:layer="layout" svg:width="1.016cm" svg:height="0.806cm" svg:x="11.039cm" svg:y="14.726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10" draw:id="id10" draw:layer="layout" svg:width="4.318cm" svg:height="1.559cm" svg:x="11.674cm" svg:y="18.20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9" draw:start-glue-point="7" draw:end-shape="id10" draw:end-glue-point="7" svg:d="m14722 16347h1772v2634h-502" svg:viewBox="0 0 1773 2635">
          <text:p/>
        </draw:connector>
        <draw:custom-shape draw:style-name="gr3" draw:text-style-name="P3" xml:id="id11" draw:id="id11" draw:layer="layout" svg:width="3.556cm" svg:height="2.226cm" svg:x="5.07cm" svg:y="17.089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9" draw:start-glue-point="5" draw:end-shape="id11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1" draw:start-glue-point="7" draw:end-shape="id10" draw:end-glue-point="4" svg:d="m8626 18202h1525v-502h3682v502" svg:viewBox="0 0 5208 503">
          <text:p/>
        </draw:connector>
        <draw:frame draw:style-name="gr9" draw:text-style-name="P6" draw:layer="layout" svg:width="1.016cm" svg:height="1.651cm" svg:x="14.843cm" svg:y="15.605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954cm" svg:y="19.669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3" xml:id="id12" draw:id="id12" draw:layer="layout" svg:width="3.175cm" svg:height="0.966cm" svg:x="12.309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0" draw:start-glue-point="6" draw:end-shape="id12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2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0" draw:start-glue-point="5" svg:d="m11674 18981h-2292v2740h-8398" svg:viewBox="0 0 10691 2741">
          <text:p/>
        </draw:connector>
        <draw:frame draw:style-name="gr7" draw:text-style-name="P4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3" xml:id="id13" draw:id="id13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5" draw:id="id35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7" draw:start-glue-point="7" draw:end-shape="id13" draw:end-glue-point="5" svg:d="m21574 12774h762v732h762" svg:viewBox="0 0 1525 733">
          <text:p/>
        </draw:connector>
        <draw:frame draw:style-name="gr10" draw:text-style-name="P6" draw:layer="layout" svg:width="1.016cm" svg:height="0.806cm" svg:x="21.447cm" svg:y="11.922cm">
          <draw:text-box>
            <text:p text:style-name="P5"><text:span text:style-name="T3">SI</text:span></text:p>
          </draw:text-box>
        </draw:frame>
        <draw:custom-shape draw:style-name="gr4" draw:text-style-name="P3" xml:id="id14" draw:id="id14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7" draw:start-glue-point="5" draw:end-shape="id14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508cm" svg:y="4.302cm">
          <draw:text-box>
            <text:p><text:span text:style-name="T3">NO</text:span></text:p>
          </draw:text-box>
        </draw:frame>
        <draw:custom-shape draw:style-name="gr11" draw:text-style-name="P3" xml:id="id16" draw:id="id16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7.62cm" svg:x1="4.302cm" svg:y1="6.795cm" svg:x2="10.652cm" svg:y2="25.511cm" draw:start-shape="id15" draw:start-glue-point="6" draw:end-shape="id16" svg:d="m4302 6795v16979h6350v1737" svg:viewBox="0 0 6351 18717">
          <text:p/>
        </draw:connector>
        <draw:frame draw:style-name="gr6" draw:text-style-name="P6" draw:layer="layout" svg:width="1.016cm" svg:height="0.806cm" svg:x="3.54cm" svg:y="6.715cm">
          <draw:text-box>
            <text:p text:style-name="P5"><text:span text:style-name="T3">SI</text:span></text:p>
          </draw:text-box>
        </draw:frame>
        <draw:custom-shape draw:style-name="gr4" draw:text-style-name="P3" xml:id="id18" draw:id="id18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7" draw:id="id17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4" draw:start-glue-point="5" draw:end-shape="id17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4" draw:start-glue-point="7" draw:end-shape="id18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18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19" draw:id="id19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18" draw:start-glue-point="6" draw:end-shape="id19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19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21" draw:id="id21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0" draw:id="id20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17" draw:start-glue-point="5" draw:end-shape="id20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17" draw:start-glue-point="7" draw:end-shape="id21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21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22" draw:id="id22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20" draw:start-glue-point="5" draw:end-shape="id22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20" draw:start-glue-point="7" draw:end-shape="id16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23" draw:id="id23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6" draw:start-glue-point="7" draw:end-shape="id23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21" draw:start-glue-point="6" draw:end-shape="id23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23" draw:start-glue-point="6" svg:d="m14716 33004v501h13847v-2" svg:viewBox="0 0 13848 502">
          <text:p/>
        </draw:connector>
        <draw:custom-shape draw:style-name="gr11" draw:text-style-name="P3" xml:id="id26" draw:id="id26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4" draw:id="id24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2" draw:start-glue-point="5" draw:end-shape="id24" draw:end-glue-point="4" svg:d="m3159 31226h-502v1652h756v888" svg:viewBox="0 0 757 2541">
          <text:p/>
        </draw:connector>
        <draw:custom-shape draw:style-name="gr4" draw:text-style-name="P3" xml:id="id25" draw:id="id25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2" draw:start-glue-point="7" draw:end-shape="id25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6" draw:start-glue-point="6" draw:end-shape="id26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24" draw:start-glue-point="6" svg:d="m3413 36306v527h-2367v24" svg:viewBox="0 0 2368 552">
          <text:p/>
        </draw:connector>
        <draw:custom-shape draw:style-name="gr11" draw:text-style-name="P3" xml:id="id27" draw:id="id27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8" draw:id="id28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26" draw:start-glue-point="6" draw:end-shape="id27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5" draw:start-glue-point="6" draw:end-shape="id28" draw:end-glue-point="4" svg:d="m7985 37449v444h-2032v445" svg:viewBox="0 0 2033 890">
          <text:p/>
        </draw:connector>
        <draw:custom-shape draw:style-name="gr4" draw:text-style-name="P3" xml:id="id29" draw:id="id29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28" draw:start-glue-point="7" draw:end-shape="id29" draw:end-glue-point="5" svg:d="m9509 39418h635v-1842h635" svg:viewBox="0 0 1271 1843">
          <text:p/>
        </draw:connector>
        <draw:custom-shape draw:style-name="gr4" draw:text-style-name="P3" xml:id="id30" draw:id="id30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9" draw:start-glue-point="6" draw:end-shape="id30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31" draw:id="id31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2" draw:id="id32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9" draw:start-glue-point="7" draw:end-shape="id31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1" draw:start-glue-point="7" draw:end-shape="id32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33" draw:id="id33" draw:layer="layout" draw:line-skew="0.394cm" svg:x1="13.7cm" svg:y1="40.116cm" svg:x2="28.673cm" svg:y2="3.138cm" draw:start-shape="id30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3" draw:start-glue-point="3" draw:end-shape="id1" draw:end-glue-point="9" svg:d="m28673 3138v-650h-12862" svg:viewBox="0 0 12863 651">
          <text:p/>
        </draw:connector>
        <draw:connector draw:style-name="gr15" draw:text-style-name="P1" xml:id="id34" draw:id="id34" draw:layer="layout" draw:line-skew="0.394cm" svg:x1="13.7cm" svg:y1="40.116cm" svg:x2="0.984cm" svg:y2="6.276cm" draw:start-shape="id30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4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.397cm" svg:y1="5cm" svg:x2="0.988cm" svg:y2="5.005cm" draw:start-shape="id15" svg:d="m2397 5000-1409 5" svg:viewBox="0 0 1410 6">
          <text:p/>
        </draw:connector>
        <draw:connector draw:style-name="gr2" draw:text-style-name="P1" draw:layer="layout" draw:type="line" svg:x1="26.4cm" svg:y1="19.238cm" svg:x2="28.658cm" svg:y2="19.254cm" draw:start-shape="id35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27" draw:start-glue-point="7" svg:d="m24241 35036 4417-2" svg:viewBox="0 0 4418 3">
          <text:p/>
        </draw:connector>
        <draw:connector draw:style-name="gr2" draw:text-style-name="P1" draw:layer="layout" draw:type="line" svg:x1="6.969cm" svg:y1="4.976cm" svg:x2="6.207cm" svg:y2="5cm" draw:start-shape="id6" draw:end-shape="id15" svg:d="m6969 4976-762 24" svg:viewBox="0 0 763 25">
          <text:p/>
        </draw:connector>
        <draw:custom-shape draw:style-name="gr3" draw:text-style-name="P3" xml:id="id36" draw:id="id36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36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36" draw:start-glue-point="7" draw:end-shape="id8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36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1" draw:layer="layout" draw:type="line" svg:x1="7.483cm" svg:y1="12.774cm" svg:x2="0.988cm" svg:y2="12.783cm" draw:start-shape="id8" draw:start-glue-point="5" svg:d="m7483 12774-6495 9" svg:viewBox="0 0 6496 10">
          <text:p/>
        </draw:connector>
        <draw:frame draw:style-name="gr7" draw:text-style-name="P4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32" draw:start-glue-point="7" draw:end-shape="id30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13" draw:start-glue-point="6" draw:end-shape="id35" draw:end-glue-point="4" svg:d="m24813 14716v1871h-699v1870" svg:viewBox="0 0 700 37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5T11:12:45</meta:creation-date>
    <meta:editing-duration>P0D</meta:editing-duration>
    <meta:editing-cycles>2</meta:editing-cycles>
    <meta:generator>LibreOffice/3.5$Linux_x86 LibreOffice_project/350m1$Build-2</meta:generator>
    <dc:date>2014-02-25T11:14:52</dc:date>
    <dc:creator>carlo </dc:creator>
    <meta:document-statistic meta:object-count="123"/>
  </office:meta>
</office:document-meta>
</file>